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C000000AB765CAFD909F08DB6.png" manifest:media-type="image/png"/>
  <manifest:file-entry manifest:full-path="Pictures/1000000000000268000000C58CBA89408592328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57eb" officeooo:paragraph-rsid="001e57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van Alejandre</text:p>
      <text:p text:style-name="P1">2/11/19</text:p>
      <text:p text:style-name="P1">CST363</text:p>
      <text:p text:style-name="P1"/>
      <text:p text:style-name="P1">Assignment 3 Test Screenshots</text:p>
      <text:p text:style-name="Standard"/>
      <text:p text:style-name="Standard"><draw:frame draw:style-name="fr1" draw:name="Image1" text:anchor-type="paragraph" svg:x="0.3591in" svg:y="0.1835in" svg:width="6.2902in" svg:height="1.7807in" draw:z-index="0"><draw:image xlink:href="Pictures/1000000000000268000000C58CBA89408592328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2" draw:name="Image2" text:anchor-type="paragraph" svg:width="6.2902in" svg:height="1.7807in" draw:z-index="1"><draw:image xlink:href="Pictures/100000000000025C000000AB765CAFD909F08DB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22:02:00.743222090</meta:creation-date>
    <dc:date>2019-02-11T22:05:36.543968116</dc:date>
    <meta:editing-duration>PT3M36S</meta:editing-duration>
    <meta:editing-cycles>1</meta:editing-cycles>
    <meta:document-statistic meta:table-count="0" meta:image-count="2" meta:object-count="0" meta:page-count="1" meta:paragraph-count="4" meta:word-count="8" meta:character-count="56" meta:non-whitespace-character-count="52"/>
    <meta:generator>LibreOffice/6.0.7.3$Linux_X86_64 LibreOffice_project/00m0$Build-3</meta:generator>
  </office:meta>
</office:document-meta>
</file>